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f34" officeooo:paragraph-rsid="00111f34"/>
    </style:style>
    <style:style style:name="P2" style:family="paragraph" style:parent-style-name="Standard">
      <style:text-properties officeooo:rsid="0012ee20" officeooo:paragraph-rsid="0012ee20"/>
    </style:style>
    <style:style style:name="P3" style:family="paragraph" style:parent-style-name="Standard">
      <style:text-properties officeooo:rsid="00132ffc" officeooo:paragraph-rsid="00132ffc"/>
    </style:style>
    <style:style style:name="P4" style:family="paragraph" style:parent-style-name="Standard">
      <style:text-properties officeooo:paragraph-rsid="00132ffc"/>
    </style:style>
    <style:style style:name="P5" style:family="paragraph" style:parent-style-name="Standard">
      <style:text-properties officeooo:rsid="001527e0" officeooo:paragraph-rsid="001527e0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32ffc" officeooo:paragraph-rsid="00132ffc" style:font-weight-asian="bold" style:font-weight-complex="bold"/>
    </style:style>
    <style:style style:name="T1" style:family="text">
      <style:text-properties officeooo:rsid="0012ee20"/>
    </style:style>
    <style:style style:name="T2" style:family="text">
      <style:text-properties officeooo:rsid="00132f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ff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Explique el concepto de función de dispersión. Enumere al menos tres funciones de dispersión y explique brevemente como funciona cada una.</text:p>
      <text:p text:style-name="P6"/>
      <text:p text:style-name="P1">Hashing o dispersion es un metodo que mejora la eficiencia obtenida con arboles balanceados, asegurando en promedio un acceso para recuperar informacion.</text:p>
      <text:p text:style-name="P1">3 funciones del hashing:</text:p>
      <text:p text:style-name="P1"><text:tab/>1- tecnica para generar un direccion base unica para una clave dada. La dispersion se usa cuando se reuqiere accseso rapido <text:s/>mediante una clave.</text:p>
      <text:p text:style-name="P1"><text:tab/>2-tecnica que convierte la clave asociada a un registro de datos en un numero aleatorio, el cual posteriormente es utilizado para determinar donde se alamcena dicho registro</text:p>
      <text:p text:style-name="P1"><text:tab/>3- Tecnica de almacenamiento y recuperaci<text:span text:style-name="T1">o</text:span>n que usa una funcion <text:s/>para mapear registros en direcciones de almacenamiento en memoria secundaria</text:p>
      <text:p text:style-name="Standard"/>
      <text:p text:style-name="P6"><text:span text:style-name="T1">2.</text:span>Explique los conceptos de: sinónimo, colisión y registro en saturación </text:p>
      <text:p text:style-name="Standard"/>
      <text:p text:style-name="P2">Una colision sucede cuando una funcion hash da una direccion aleatoria que ya esta usada por otro registro.</text:p>
      <text:p text:style-name="P2"/>
      <text:p text:style-name="P2">Sinonimos son dos registros que tienen asignada la misma direccion aleatoria</text:p>
      <text:p text:style-name="P2"/>
      <text:p text:style-name="P3">Una sola cubeta puede albergar X cantidad de registros. Pero si esa capacidad es superada y el registro no puede entrar, se dice que esta saturado.</text:p>
      <text:p text:style-name="P3"/>
      <text:p text:style-name="P7">3.Explique brevemente lo que es la densidad de empaquetamiento</text:p>
      <text:p text:style-name="P7"/>
      <text:p text:style-name="P3">La densidad de empaquetamiento es la razon entre la cantidad de registros que componen un archivo y el espacio disponible para almacenar ese archivo.</text:p>
      <text:p text:style-name="P3">Cuanto mayor el DE sea, hay mas probabilidades que se produzca overflow al ingresar otra clave.</text:p>
      <text:p text:style-name="P3">Por el caso contrario, se esta desperdiciando mucho espacio en disco.</text:p>
      <text:p text:style-name="P3"/>
      <text:p text:style-name="P4"><text:span text:style-name="T4">4.</text:span><text:span text:style-name="T3">Explique cómo funcionan las siguientes técnicas de resolución de colisiones:</text:span> </text:p>
      <text:p text:style-name="P4">a. Saturación progresiva.</text:p>
      <text:p text:style-name="P4"><text:span text:style-name="T2">El metodo consiste en almacenar el regisro en la direccion siguien <text:s/>mas proxima al nodo donde se produce saturacion.</text:span><text:tab/></text:p>
      <text:p text:style-name="P4"><text:s/>b. Saturación progresiva encadenada. </text:p>
      <text:p text:style-name="P3">Es igual a su predecesor, pero la diferencia radica en que, una vez localizada la nueva direccion, esta se encadena o enlaza con la direccion base inicial, generando una cadena de busqueda de elementos</text:p>
      <text:p text:style-name="P4">c. Saturación progresiva encadenada con área de desborde separada.</text:p>
      <text:p text:style-name="P5">Basicamente se dividen los nodos entre los que se pueden direccionar por la funcion hash, y los que van a ser utilizados cuando se satura un nodo.</text:p>
      <text:p text:style-name="P4">d. Dispersión doble.</text:p>
      <text:p text:style-name="P5">Utiliza dos funciones hash. En caso de overflow, se utiliza la segunda, que no retorna una direccion, sino un desplazamiento. Este se suma a la direccion ya obetnida y se genera una nueva direccion donde se intentara ubicar el registro. En caso de nuevo overflow, se suma devuelta el desplazami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00:33:46.115000000</meta:creation-date>
    <dc:date>2015-06-09T16:28:20.048000000</dc:date>
    <meta:editing-duration>PT3H42M54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3" meta:word-count="403" meta:character-count="2548" meta:non-whitespace-character-count="2157"/>
  </office:meta>
</office:document-meta>
</file>